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 SemiConden" svg:font-family="'Bahnschrift SemiBold SemiConden'" style:font-adornments="SemiBold SemiCondensed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ascadia Mono Light" svg:font-family="'Cascadia Mono Light'" style:font-family-generic="modern" style:font-pitch="fixed"/>
    <style:font-face style:name="Comic Sans MS" svg:font-family="'Comic Sans MS'" style:font-family-generic="script" style:font-pitch="variable"/>
    <style:font-face style:name="Diploma" svg:font-family="Diploma" style:font-pitch="variable"/>
    <style:font-face style:name="Gadugi" svg:font-family="Gadug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P2" style:family="paragraph">
      <style:text-properties fo:color="#00a933" loext:opacity="100%" style:font-name="Liberation Serif" fo:font-style="italic" style:font-style-asian="italic" style:font-style-complex="italic"/>
    </style:style>
    <style:style style:name="P3" style:family="paragraph">
      <loext:graphic-properties draw:fill="none" draw:fill-color="#ffffff"/>
      <style:text-properties fo:color="#00a933" loext:opacity="100%"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style:text-properties fo:color="#5983b0" loext:opacity="100%" style:font-name="Bahnschrift SemiBold SemiConden"/>
    </style:style>
    <style:style style:name="P5" style:family="paragraph">
      <loext:graphic-properties draw:fill="none" draw:fill-color="#ffffff"/>
      <style:text-properties fo:color="#5983b0" loext:opacity="100%" style:font-name="Bahnschrift SemiBold SemiConden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800080" loext:opacity="100%" style:font-name="Comic Sans MS"/>
    </style:style>
    <style:style style:name="P7" style:family="paragraph">
      <loext:graphic-properties draw:fill="none" draw:fill-color="#ffffff"/>
      <style:text-properties fo:color="#800080" loext:opacity="100%" style:font-name="Comic Sans MS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acb20c" loext:opacity="100%" style:font-name="Impact"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color="#acb20c" loext:opacity="100%" style:font-name="Impact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933" loext:opacity="100%"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5983b0" loext:opacity="100%" style:font-name="Bahnschrift SemiBold SemiConden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800080" loext:opacity="100%" style:font-name="Comic Sans MS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acb20c" loext:opacity="100%" style:font-name="Impact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3cm" svg:height="1.195cm" draw:transform="rotate (0.136659280431156) translate (8.62cm 6.867cm)">
          <draw:text-box>
            <text:p><text:span text:style-name="T1">R</text:span></text:p>
          </draw:text-box>
        </draw:frame>
        <draw:frame draw:style-name="gr1" draw:text-style-name="P3" draw:layer="layout" svg:width="1.113cm" svg:height="1.195cm" draw:transform="rotate (-0.168249739892254) translate (9.68cm 6.705cm)">
          <draw:text-box>
            <text:p text:style-name="P2"><text:span text:style-name="T2">U</text:span></text:p>
          </draw:text-box>
        </draw:frame>
        <draw:frame draw:style-name="gr2" draw:text-style-name="P5" draw:layer="layout" svg:width="1.112cm" svg:height="1.27cm" svg:x="8.778cm" svg:y="7.667cm">
          <draw:text-box>
            <text:p text:style-name="P4"><text:span text:style-name="T3">O</text:span></text:p>
          </draw:text-box>
        </draw:frame>
        <draw:frame draw:style-name="gr2" draw:text-style-name="P7" draw:layer="layout" svg:width="1.112cm" svg:height="1.428cm" draw:transform="rotate (-0.187448361664191) translate (9.557cm 7.327cm)">
          <draw:text-box>
            <text:p text:style-name="P6"><text:span text:style-name="T4">K</text:span></text:p>
          </draw:text-box>
        </draw:frame>
        <draw:frame draw:style-name="gr2" draw:text-style-name="P9" draw:layer="layout" svg:width="1.112cm" svg:height="1.453cm" draw:transform="rotate (-0.156032435128293) translate (10.298cm 7.211cm)">
          <draw:text-box>
            <text:p text:style-name="P8"><text:span text:style-name="T5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 SemiConden" svg:font-family="'Bahnschrift SemiBold SemiConden'" style:font-adornments="SemiBold SemiCondensed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ascadia Mono Light" svg:font-family="'Cascadia Mono Light'" style:font-family-generic="modern" style:font-pitch="fixed"/>
    <style:font-face style:name="Comic Sans MS" svg:font-family="'Comic Sans MS'" style:font-family-generic="script" style:font-pitch="variable"/>
    <style:font-face style:name="Diploma" svg:font-family="Diploma" style:font-pitch="variable"/>
    <style:font-face style:name="Gadugi" svg:font-family="Gadug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ich Alberth</meta:initial-creator>
    <meta:creation-date>2025-03-29T15:37:55.938069700</meta:creation-date>
    <dc:date>2025-03-29T15:44:57.920176500</dc:date>
    <dc:creator>Rich Alberth</dc:creator>
    <meta:editing-duration>PT7M2S</meta:editing-duration>
    <meta:editing-cycles>2</meta:editing-cycles>
    <meta:generator>LibreOffice/25.2.1.2$Windows_X86_64 LibreOffice_project/d3abf4aee5fd705e4a92bba33a32f40bc4e56f49</meta:generator>
    <meta:document-statistic meta:object-count="5"/>
  </office:meta>
</office:document-meta>
</file>